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2" style:family="paragraph" style:parent-style-name="Standard">
      <style:text-properties style:font-name="Cantarell" fo:font-weight="normal" officeooo:rsid="0015939b" officeooo:paragraph-rsid="001593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4" style:family="paragraph" style:parent-style-name="Standard">
      <style:text-properties style:font-name="Cantarell" fo:font-weight="normal" officeooo:rsid="0016aa12" officeooo:paragraph-rsid="0016aa1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weight="normal" officeooo:rsid="0016aa12" officeooo:paragraph-rsid="0016aa1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weight="normal" officeooo:rsid="0016aa12" officeooo:paragraph-rsid="0015939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aa12"/>
    </style:style>
    <style:style style:name="T4" style:family="text">
      <style:text-properties fo:color="#ff0000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AU RELATIONNEL</text:p>
      <text:p text:style-name="P1"/>
      <text:p text:style-name="P3">Entités simples</text:p>
      <text:p text:style-name="P3">Vente (<text:span text:style-name="T1">id_vente</text:span>, heure_fin, date_fin, prix_depart)</text:p>
      <text:p text:style-name="P3">Enchere (<text:span text:style-name="T1">id_enchere</text:span><text:span text:style-name="T2">, prix_achat, heure, date, quantite_proposee)</text:span></text:p>
      <text:p text:style-name="P3"><text:span text:style-name="T2">Produit (</text:span><text:span text:style-name="T1">id_produit</text:span><text:span text:style-name="T2">, sotck, nom, prix_revient)</text:span></text:p>
      <text:p text:style-name="P3"><text:span text:style-name="T2">Categorie (</text:span><text:span text:style-name="T1">nom</text:span><text:span text:style-name="T2">, description)</text:span></text:p>
      <text:p text:style-name="P3"><text:span text:style-name="T2">Utilisateur (</text:span><text:span text:style-name="T1">email</text:span><text:span text:style-name="T2">, nom, prenom, adresse)</text:span></text:p>
      <text:p text:style-name="P3"><text:span text:style-name="T2">Salle (</text:span><text:span text:style-name="T1">id_salle</text:span><text:span text:style-name="T2">)</text:span></text:p>
      <text:p text:style-name="P6"><text:span text:style-name="T2"/></text:p>
      <text:p text:style-name="P3"><text:span text:style-name="T2">Entités faibles</text:span></text:p>
      <text:p text:style-name="P3"><text:span text:style-name="T2">Caractéristique (</text:span><text:span text:style-name="T4">id_produit</text:span><text:span text:style-name="T2">, </text:span><text:span text:style-name="T1">nom</text:span><text:span text:style-name="T2">, valeur)</text:span></text:p>
      <text:p text:style-name="P3"><text:span text:style-name="T2"><text:tab/>- id_produit référence Produit</text:span></text:p>
      <text:p text:style-name="P3"><text:span text:style-name="T2"/></text:p>
      <text:p text:style-name="P5"><text:span text:style-name="T2">Sous-type</text:span></text:p>
      <text:p text:style-name="P5">Vente_descendante (<text:span text:style-name="T4">id_vente</text:span><text:span text:style-name="T2">)</text:span></text:p>
      <text:p text:style-name="P5"><text:span text:style-name="T2">Vente_revocable (</text:span><text:span text:style-name="T1">i</text:span><text:span text:style-name="T4">d_vente</text:span><text:span text:style-name="T2">)</text:span></text:p>
      <text:p text:style-name="P5"><text:span text:style-name="T2">Vente_duree_limitee (</text:span><text:span text:style-name="T4">id_vente</text:span><text:span text:style-name="T2">)</text:span></text:p>
      <text:p text:style-name="P5"><text:span text:style-name="T2">Enchre_unique (</text:span><text:span text:style-name="T4">id_vente</text:span><text:span text:style-name="T2">)</text:span></text:p>
      <text:p text:style-name="P2"><text:span text:style-name="T3"><text:tab/>- id_vente référence Vente</text:span></text:p>
      <text:p text:style-name="P2"><text:span text:style-name="T3"/></text:p>
      <text:p text:style-name="P4"><text:span text:style-name="T2">Association avec cardinalité 0..1</text:span></text:p>
      <text:p text:style-name="P4"><text:span text:style-name="T2"/></text:p>
      <text:p text:style-name="P4"><text:span text:style-name="T2">Association avec cardinalité x..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/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>
      <style:paragraph-properties fo:margin-left="0.0819in" fo:margin-right="0in" fo:margin-top="0in" fo:margin-bottom="0.022in" loext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list-style-name="" style:class="text">
      <style:paragraph-properties fo:margin-left="0.6972in" fo:margin-right="0in" fo:margin-top="0in" fo:margin-bottom="0.0402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1" style:display-name="Heading 1" style:family="paragraph" style:next-style-name="Normal" style:default-outline-level="1" style:list-style-name="" style:class="text">
      <style:paragraph-properties fo:margin-left="0.0071in" fo:margin-right="0.0193in" fo:margin-top="0in" fo:margin-bottom="0.0138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27:45.198140793</meta:creation-date>
    <meta:generator>LibreOffice/5.3.6.1$Linux_X86_64 LibreOffice_project/30$Build-1</meta:generator>
    <dc:date>2018-11-21T12:44:25.855625872</dc:date>
    <meta:editing-duration>PT6M7S</meta:editing-duration>
    <meta:editing-cycles>2</meta:editing-cycles>
    <meta:document-statistic meta:table-count="0" meta:image-count="0" meta:object-count="0" meta:page-count="1" meta:paragraph-count="19" meta:word-count="62" meta:character-count="579" meta:non-whitespace-character-count="534"/>
  </office:meta>
</office:document-meta>
</file>